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4.0346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3.1728in"/>
    </style:style>
    <style:style style:name="co6" style:family="table-column">
      <style:table-column-properties fo:break-before="auto" style:column-width="4.378in"/>
    </style:style>
    <style:style style:name="co7" style:family="table-column">
      <style:table-column-properties fo:break-before="auto" style:column-width="3.2839in"/>
    </style:style>
    <style:style style:name="co8" style:family="table-column">
      <style:table-column-properties fo:break-before="auto" style:column-width="1.8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orpholo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Growth_form</text:p>
          </table:table-cell>
          <table:table-cell office:value-type="string" calcext:value-type="string">
            <text:p>lifeform</text:p>
          </table:table-cell>
          <table:table-cell office:value-type="string" calcext:value-type="string">
            <text:p>gross_anatomy</text:p>
          </table:table-cell>
          <table:table-cell office:value-type="string" calcext:value-type="string">
            <text:p>diagnostic_tra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compound umbels, dissected leaves, schizocarp fruit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</text:p>
          </table:table-cell>
          <table:table-cell table:number-columns-repeated="2" table:style-name="ce3" office:value-type="string" calcext:value-type="string">
            <text:p>leaves disected; fruits flat on the underside, and only marginally inflated along the back side, without prickles or armaments; stylopodium inconspicuous and obsolete; fruits with wings along the sides (Lomatium s.s.) but not backs (Cymopterus s.s.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dissect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lants large and bush like; flowering stems often &gt; half meter tall; flowers often burgundy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nudicaul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Upper stem generally swollen beneath the first umbel</text:p>
          </table:table-cell>
          <table:table-cell office:value-type="string" calcext:value-type="string">
            <text:p>yellow flowers; 2nd umbels unequal distances from each other due to variable length of rays; <text:s/>individual leaflets few, virtually always greater than 5mm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triternat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lender with long elegant leaflets</text:p>
          </table:table-cell>
          <table:table-cell office:value-type="string" calcext:value-type="string">
            <text:p>yellow flowers; 2nd umbels unequal distances from each other due to variable length of rays; <text:s/>individual leaflets few, many times longer than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doideae</text:p>
          </table:table-cell>
          <table:table-cell office:value-type="string" calcext:value-type="string">
            <text:p>herbs, vines, shrub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pollen held in pollinia; corolla lobes reflexed (obscuring calyx); corolla composed of a tube, and appendage [corona] which has a hood and horn; Anther with filaments fused into a tube, anthers fused into head surrounded gynostegium; 2 ovari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</text:p>
          </table:table-cell>
          <table:table-cell office:value-type="string" calcext:value-type="string">
            <text:p>herbs, rhizomatou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umbel, white sap, corolla with a tube and appendage (hood and horn), fused anther filaments, pollen shed in pollinia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fasciculari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all slender plants with narrow whorled leaves; creamy pink flowers borne in umbels; and slender erect fruits</text:p>
          </table:table-cell>
          <table:table-cell office:value-type="string" calcext:value-type="string">
            <text:p>leaves mostly whorled, linear -lanceolate; fruits erect; inflorescences often paired; hoods &lt; 2.5 mm long; gynostegium longer (0.6 - 1.5 mm), or nearly, than broad (0.5 - 1 mm); petals rose - light pink (rarely whi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specios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tout plant with very broad leaves; huge colourful umbels of flowers; and wide fruits</text:p>
          </table:table-cell>
          <table:table-cell office:value-type="string" calcext:value-type="string">
            <text:p>leaves opposite, generally ovate with rounded apices; hood 10-13 mm; petals 8-15 mm, pink-rose or purpl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many flowers compose a single head (capitulum), stigma with ‘lines’, fruit a cypselae, cypselae often dispersed with modified calyx (pappus) intact, often two types of flowers (ray, disk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horid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only ray flowers present (capitula ligulate), generally milky sap, petal like zygomorphic limb of ray corolla with 5 lobes. Ray flowers many colours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eris glauca</text:p>
          </table:table-cell>
          <table:table-cell office:value-type="string" calcext:value-type="string">
            <text:p>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achenes terete with capillary bristles and beaks; the beak less than the length of the <text:s/>achene bod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eris grandiflora</text:p>
          </table:table-cell>
          <table:table-cell office:value-type="string" calcext:value-type="string">
            <text:p>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achenes terete with capillary bristles and beaks; the beak 2x-4x the length of the <text:s/>achene body, and the connective area gradually taper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ocalais troximoides</text:p>
          </table:table-cell>
          <table:table-cell office:value-type="string" calcext:value-type="string">
            <text:p>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pappus of &lt;30 slender scales; leaves &gt;20 wide as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pis acuminata</text:p>
          </table:table-cell>
          <table:table-cell office:value-type="string" calcext:value-type="string">
            <text:p>many stemmed herb from basal rosette(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volucral bracts glabrous or nearly so; phyllaries few (5-8), and with few (5-12) ray flowers</text:p>
          </table:table-cell>
          <table:table-cell office:value-type="string" calcext:value-type="string">
            <text:p>flowers ligulate; achenes columnar, with a minute beak, pappus of capillary bristles; involucral bracts glabrous or nearly so; phyllaries few (5-8), and with few (5-12) ray flow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pis occidentalis</text:p>
          </table:table-cell>
          <table:table-cell office:value-type="string" calcext:value-type="string">
            <text:p>many stemmed herb from basal rosette(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ersistent old leaf bases (~marcescent) <text:s/>on caudices; <text:s/>foliage gray-tomentose (esp. above); <text:s/>cypselae golden to dark brown; heads 2-25 with 10-40 flowers each</text:p>
          </table:table-cell>
          <table:table-cell office:value-type="string" calcext:value-type="string">
            <text:p>flowers ligulate; achenes columnar with a pappus of capillary bristles; persistent old leaf bases (~marcescent) <text:s/>on caudices; <text:s/>foliage gray-tomentose (esp. above); <text:s/>cypselae golden to dark brown; heads 2-25 with 10-40 flowers eac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anth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office:value-type="string" calcext:value-type="string">
            <text:p>capitula generally beset with bristles (palea) from the base (receptacle) which often enclose the disk flowers, cypselae with generally low scalelike pappus, anthers often dark, ray flowers generally yellow.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hookeri</text:p>
          </table:table-cell>
          <table:table-cell office:value-type="string" calcext:value-type="string">
            <text:p>short herb from a basal rosett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eaves deeply divided to the midrib from a basal rosette; capitula on several scapose stems</text:p>
          </table:table-cell>
          <table:table-cell office:value-type="string" calcext:value-type="string">
            <text:p>Radiate heads with yellow ray limbs; scapose stems; receptacle with chaffy bracts which subtend the flowers throughout; involucres in two series; achenes slightly blocky, gently four sided; leaves roughly triangular with cordate bas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sagittata</text:p>
          </table:table-cell>
          <table:table-cell office:value-type="string" calcext:value-type="string">
            <text:p>large clustered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arge clumped plants with huge nearly upright arrow shaped leaves from an underground caudex; few cauline leaves present</text:p>
          </table:table-cell>
          <table:table-cell office:value-type="string" calcext:value-type="string">
            <text:p>Radiate heads with yellow ray limbs; scapose stems; receptacle with chaffy bracts which subtend the flowers throughout; involucres in two series; achenes slightly blocky, gently four sid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omeris multiflora</text:p>
          </table:table-cell>
          <table:table-cell office:value-type="string" calcext:value-type="string">
            <text:p>wiry slender erect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wiry herbs with opposite leaves</text:p>
          </table:table-cell>
          <table:table-cell office:value-type="string" calcext:value-type="string">
            <text:p>rays yellow; receptacle chaffy throughout; <text:s/>pappus lacking; rays have only female flowers; leaves opposite at least below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Heads (generally) with both ray and disk flowers (radiate), <text:s/>phyllaries in 3-many series, ray flowers many colou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teria canescens</text:p>
          </table:table-cell>
          <table:table-cell office:value-type="string" calcext:value-type="string">
            <text:p>well branched herbs with spiny teeth</text:p>
          </table:table-cell>
          <table:table-cell office:value-type="string" calcext:value-type="string">
            <text:p>biennial, short lived perennial</text:p>
          </table:table-cell>
          <table:table-cell table:number-columns-repeated="2" office:value-type="string" calcext:value-type="string">
            <text:p>heads radiate, ray limbs light-blue/purple; phyllaries clearly in multiple series, each with a chartaceous base and a shorter green tip; pappus of capillary bristles; plant taprooted; leaves with short hairs, generally glands, and spinulose teeth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phyllaries in one series or occasionally a couple; <text:s/>generally many very narrow (&lt;~1.5mm) ray limb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bloomeri</text:p>
          </table:table-cell>
          <table:table-cell office:value-type="string" calcext:value-type="string">
            <text:p>tightly bunched herb with scapose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entire narrowly oblanceolate leaves nearly vertical; <text:s/>truly lacking ray flowers; single capitulum per stem; phyllaries hairy</text:p>
          </table:table-cell>
          <table:table-cell office:value-type="string" calcext:value-type="string">
            <text:p>foliage with stiff appressed hairs; leaves entire and linear or nearly so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linearis</text:p>
          </table:table-cell>
          <table:table-cell office:value-type="string" calcext:value-type="string">
            <text:p>tightly bunched herb with stems terminated by single capitulum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entire linear leaves nearly vertical; yellow ray flowers; lower cauline leaves clasping the stem; foliage with appressed hairs;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Erigeron pumilus</text:p>
          </table:table-cell>
          <table:table-cell office:value-type="string" calcext:value-type="string">
            <text:p>tightly bunched herb with leafy stem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Many stemmed plants, with slightly shaggy spreading hairs all over; the <text:s/>narrow slightly oblanceolate leaves reduced in size along the stems. Each flower head with many white - light pink-blue narrow ray flower limbs; plants taprooted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speciosus</text:p>
          </table:table-cell>
          <table:table-cell office:value-type="string" calcext:value-type="string">
            <text:p>tall loosely bunched herb with leafy stem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stems well branched with several to many capitula from a caudex and fibrous root system; <text:s/>the broad leaves essentially glabrous, aside from the margins, and three nerved; ray limbs white to viole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enactis douglasii</text:p>
          </table:table-cell>
          <table:table-cell office:value-type="string" calcext:value-type="string">
            <text:p>single stemmed herb from basal rosette</text:p>
          </table:table-cell>
          <table:table-cell office:value-type="string" calcext:value-type="string">
            <text:p>biennial, perennial</text:p>
          </table:table-cell>
          <table:table-cell office:value-type="string" calcext:value-type="string">
            <text:p>basal rosette of grayish, multi-lobed, lacy leaves (pinnatifid); disc flowers only, <text:s/>and pinkish to white; the pappus 10-16 <text:s/>scales low, and without an evident midrib; </text:p>
          </table:table-cell>
          <table:table-cell office:value-type="string" calcext:value-type="string">
            <text:p>basal rosette of grayish, multi-lobed, lacy leaves; disc flowers only, <text:s/>and pinkish to white; the pappus 10-16 <text:s/>scales low, and without an evident midrib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yll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2" office:value-type="string" calcext:value-type="string">
            <text:p>Calyx, and corolla with 5 parts; corolla fused below, generally free at tips; styles 2; 2 carpels fused; plants geenerally with soft hairs when young, and bristly when old; flowes often secund and infl. Coil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celi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2" office:value-type="string" calcext:value-type="string">
            <text:p>ovary and fruit divided into nearly two-chamb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celia hastata</text:p>
          </table:table-cell>
          <table:table-cell office:value-type="string" calcext:value-type="string">
            <text:p>low growing herb with silky leaves and helicoid infloresence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mostly basal, prominently veined, entire and tufted, with cauline leaves reduced upward, becoming sesslie; flowers held in incurved inflorescenc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m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office:value-type="string" calcext:value-type="string">
            <text:p>calyx 4, corolla 4, stamens 6 (8-32) all filaments the same length, ovary (fruit) on long stipe, fruit septicidal capsule</text:p>
          </table:table-cell>
          <table:table-cell office:value-type="string" calcext:value-type="string">
            <text:p>calyx 4, corolla 4, stamens 6 (8-32), ovary (fruit) on long stipe, fruit septicidal capsul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toma lut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Palmate leaves with 3-5 leaflets; very long stamens; pods long siliques subtended by both pedicels and long stipitate stalks</text:p>
          </table:table-cell>
          <table:table-cell office:value-type="string" calcext:value-type="string">
            <text:p>Stems virtually glabrous; silique nearly linear, glabrous, and deflexed; stamens &gt; 2x as long as petals (5-10 <text:s/>mm); petals lemon-yellow; sepals 2-3 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corolla (almost always) of three types of petals (banners, flags, keel); usually 9 stamen with filaments fused at base; fruit a dry dehiscent capsule (legume) leaves generally pinnate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ragalus eremiticu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curved to erect stipitate fruits</text:p>
          </table:table-cell>
          <table:table-cell office:value-type="string" calcext:value-type="string">
            <text:p>lower leaf stipules free; pod stipitate (5 - 20 mm long), and ascending to erect, roughly triangular in cross section with two nearly fully seperate chamb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 filipes</text:p>
          </table:table-cell>
          <table:table-cell office:value-type="string" calcext:value-type="string">
            <text:p>many densely, erect, stemmed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he few sparse leaflets very narrow; slender, single chambered, <text:s/>legumes on long stipes; flowers creamy white with banner reflexed ~90*</text:p>
          </table:table-cell>
          <table:table-cell office:value-type="string" calcext:value-type="string">
            <text:p>lower leaf stipules fused around stem (at least when young); the, nearly flat single chambered pendulous, <text:s/>legumes (17-30 mm long, 3-6.5 mm wide) attached to stipe; <text:s/>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Herbage generally with sunken flat glands and smelling when bruised; flowers not forming distinct keels, banners, and wings; <text:s/>Petals with narrow bases and wide upper portions; leaves pinnate; stipules small; androecium often reduced to 5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ornat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glabrous up to inflorescence, subglaucescent; <text:s/>corollas purplish; flowers remaining densely packed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searlsi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slightly pilose to glabrous up to infloresence, <text:s/>often glaucescent; corollas purplish; distance between flowers increasing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v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Stamens fused (connate)- forming a tube which is attached (adnate) to the base of the petals (corolla) and surrounds the lower portions of the gynoecium; the gynoecium contains many stigmas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three very narrow, and occasionally scarcely perceptible, bractlets at the base of the calyx; fruits 6-10 chambered; plants &lt;&lt; 1m, and stems mostly erect/uprigh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ambigu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with wavy margins and rounded tee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coccine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deeply divided into five apparent leaflets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grossulariifoli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are divided over halfway to the midrib and moderately to sparsely pubescent, veins prominent from underside; infloresence with 2 or more flowers per no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munroan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with wavy margins and rounded tee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ceae</text:p>
          </table:table-cell>
          <table:table-cell/>
          <table:table-cell office:value-type="string" calcext:value-type="string">
            <text:p>perennials, annuals</text:p>
          </table:table-cell>
          <table:table-cell table:number-columns-repeated="2" office:value-type="string" calcext:value-type="string">
            <text:p>lvs. largely basal, perianth reduced to 2 minor lodicules, flowers in florets with modified bracts (lemma &amp; palea), florets in spikelets with sterile bracts (Glumes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peae</text:p>
          </table:table-cell>
          <table:table-cell office:value-type="string" calcext:value-type="string">
            <text:p>bunchgrass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rets w/ only one spikelet; lemmas indurate (clasping the fertile organs) with a callus at base,;lemma generally awned from near tip; the awn often bent</text:p>
          </table:table-cell>
          <table:table-cell office:value-type="string" calcext:value-type="string">
            <text:p>perennial bunchgrasses, florets 1/ spikelet, lemmas indurate (closely clasping caryopsis), with callus at base, lem gen long awned from terminal-subterminal area, lemma gen. bent (geniculate) and twist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hymenoide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s 3-6 mm, with long silky hairs; panicle branches open and spreading in erratic directions; ligule 2.5-8 mm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mmoni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attached beneath the end of it (subterminal); <text:s/>glumes broad at base and tapering rapidly to tip; <text:s/>lemmas hairs short &lt; 1.5mm; awn hairs short; apical lemma lobes ~ 1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ttermani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the short (10-22 mm) awn bent twice, the lowest portions often twisted like a barbershop pole, and sparsely hairy; the hairs of <text:s/>the (4.5 - 7 mm) lemma short, the tuft of hairs at the tip near the awns point of attachment &lt; 1.5 mm; lemma not tightly closed upon itself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nevadens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<text:s/>hairs of lowest awn segment shorter than lemma; <text:s/>palea generally &gt; 1/2 the lemma length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occidental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hairs of lemma and lowest awn segment a similar length; <text:s/>palea generally &lt; ½ the lemma leng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speciosu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once, with long hairs (4 – 8 mm) beneath the ben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thurberianum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 short hairy; ligules 2-7 mm; glumes purplish; mature awn bent twice, and hairy on the two lowest section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webber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body of lemma covered with dense spreading, and long (2-5 mm) soft hairs; plants &lt; 2.5 dm tall; awn <text:s/>tending to fall at seed maturit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sperostipa comata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very long 7-16 cm; <text:s/>lemma long (8- 14mm); <text:s/>glumes very long (15-35 mm)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florescence with sessile spikelets located on opposite sides of culm <text:s/>(distichous); <text:s/>glumes very long (15-35 mm) </text:p>
          </table:table-cell>
          <table:table-cell office:value-type="string" calcext:value-type="string">
            <text:p>auricles gen present, infl. (gen) in distichous spikes, spikelets sessile (or at least 1 sessile per node), lemmas with 1-5 veins, spikelets gen perpendicular to rachis. Glumes occ. subula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mus elymoide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caryopsis disarticulating beneath the glumes; glumes narrowed to long (3-8 cm) nearly linear bristles (subulate); <text:s/>generally 2-3 spikelets borne side by side on the culm; lemmas with long <text:s/>(2-12cm) awns, generally bending to 90* when mature; inflorescence often appearing purpleis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mus cinereus</text:p>
          </table:table-cell>
          <table:table-cell office:value-type="string" calcext:value-type="string">
            <text:p>large densely clustered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plant generally &gt; 7 dm tall; auricles evident; leaf blades, thick, flat and broad (4-15 mm); glumes long (7-16 mm) and narrow linear (subula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roegneria spicata</text:p>
          </table:table-cell>
          <table:table-cell office:value-type="string" calcext:value-type="string">
            <text:p>tal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s awned or awnless; spikelets sessile on rachis; glumes membraneou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, annual</text:p>
          </table:table-cell>
          <table:table-cell/>
          <table:table-cell office:value-type="string" calcext:value-type="string">
            <text:p>essentially no single trait or even a combination of traits unite this tribe- I call them the ‘grasses with a lack of anything unique’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leria macrantha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ence a moderately condensed panicle; leaf tips prowshaped; leaf collars, and occasionally the cut ligules, with some hairs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uca idahoensi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ence a moderately open panicle of ascending branch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 secunda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ence a moderately congested panicle; <text:s text:c="2"/>ligule of cauline leaves to 2.5 mm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uraphis jamesii</text:p>
          </table:table-cell>
          <table:table-cell office:value-type="string" calcext:value-type="string">
            <text:p>rhizomatou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igule a cut membrane or fringe of hairs; <text:s/>spikelets clearly long soft hairy from the bas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obolus cryptandru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spikelets with one floret; <text:s text:c="2"/>collar and leaf sheath near ligule of long soft hairs;lemmas awnless and 1-nerv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table:number-columns-repeated="2" office:value-type="string" calcext:value-type="string">
            <text:p>Typically, 3 petals and 3 sepals barely distinguishable (tepals); Achene long and flat or more generally 3 sid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table:number-columns-repeated="2" office:value-type="string" calcext:value-type="string">
            <text:p>Tepals 6, achenes long and three sid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gonum heracleoides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large open umbels often with multiple herbaceous bracts; flowering stems usually with a whorl of leaves mid-stem; leaves long and lanceolate, <text:s/>the upper surface often curled inwards below; with dense appressed hairs, these often falling in patches as the plant ages</text:p>
          </table:table-cell>
          <table:table-cell office:value-type="string" calcext:value-type="string">
            <text:p>Perianths with stipitate base; involucral lobes &gt; 1/2 as long as tube and spreading or reflexed; outer perianth glabrous; whorl of leaves midste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ovalifolium</text:p>
          </table:table-cell>
          <table:table-cell office:value-type="string" calcext:value-type="string">
            <text:p>tightly bunched (cushion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tight nearly rounded heads (capitate) at the end of long naked stems; Tepals distinguishable as two whorls; plants hairy</text:p>
          </table:table-cell>
          <table:table-cell office:value-type="string" calcext:value-type="string">
            <text:p>Perianths without stipitate base; caespitose forb; perianth glabrous; tepals dimorphic, the outer generally broader than the inner whorl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umbellatum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Bright yellow flowers; <text:s/>broadly ovate leaves from an evident petiole which are generally green above and hairy-woolly below; <text:s/>large herbaceous bracts at base of umbel</text:p>
          </table:table-cell>
          <table:table-cell office:value-type="string" calcext:value-type="string">
            <text:p>Perianths with stipitate base; involucral lobes &gt; 1/2 as long as tube and spreading or reflexed; outer perianth glabrous; perianth (stipiate) base 0.5 - 3mm; leaf base not prominently corda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agin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office:value-type="string" calcext:value-type="string">
            <text:p>Corolla of 5 petals fused below, but forming two lips above; stamens generally 1-2 or 4-5</text:p>
          </table:table-cell>
          <table:table-cell office:value-type="string" calcext:value-type="string">
            <text:p>lower corolla fused; stamens 1-2 or 4-5; lvs alt or opp.. No reliable set of features, this family keys out many way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</text:p>
          </table:table-cell>
          <table:table-cell office:value-type="string" calcext:value-type="string">
            <text:p>herbs with few to many erect-ascending stems</text:p>
          </table:table-cell>
          <table:table-cell office:value-type="string" calcext:value-type="string">
            <text:p>perennials</text:p>
          </table:table-cell>
          <table:table-cell office:value-type="string" calcext:value-type="string">
            <text:p>leaves both basal and cauline; caulines leaves opposite; flowers whorled on stem (verticillasters); flowers with 5 fused corollas splitting into an 2 lobed upper and three lobed lower lip; the fifth stamen is sterile, sometimes hairy</text:p>
          </table:table-cell>
          <table:table-cell office:value-type="string" calcext:value-type="string">
            <text:p>Corolla distinctly two-lipped at end; <text:s/>four stamens and a fifth sterile (oftentimes) hairy staminode presen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acuminatus</text:p>
          </table:table-cell>
          <table:table-cell office:value-type="string" calcext:value-type="string">
            <text:p>decumbent to erect, multiple stemmed,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densely blue flowered plant; plant glabrous, or nearly so throughout; bracts subtending each whorl of flowers with overlapping base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staminode with very short straight hairs; corollas from 10-15mm; the two bracts subtending verticillasters very broad, the bases overlapping (or nearly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deustus</text:p>
          </table:table-cell>
          <table:table-cell office:value-type="string" calcext:value-type="string">
            <text:p>herb with many clustered decumbent/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white, often mostly facing the same direction (secund); plants somewhat shrubby at base with almost woody stem bases</text:p>
          </table:table-cell>
          <table:table-cell office:value-type="string" calcext:value-type="string">
            <text:p>Anthers glabrous, and opening along their length; leaves pubescent or glabrous; corollas 10-18 mm long; inflorescence glandular- pubescent on pedicels and peduncl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eatonii</text:p>
          </table:table-cell>
          <table:table-cell office:value-type="string" calcext:value-type="string">
            <text:p>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many, red, the upper and lower lips scarcely distinguishable and superficially symmetrical; </text:p>
          </table:table-cell>
          <table:table-cell office:value-type="string" calcext:value-type="string">
            <text:p>Anthers cells dehiscing at both ends, but remaining closed near there point of connection; the anther openings generally very narrow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chyphyllus</text:p>
          </table:table-cell>
          <table:table-cell office:value-type="string" calcext:value-type="string">
            <text:p>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not well differentiated throat and mouth; staminodes with dense tangled hair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corollas 17-23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lmeri</text:p>
          </table:table-cell>
          <table:table-cell office:value-type="string" calcext:value-type="string">
            <text:p>herb with many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liage glaucescent, and mostly located along the very tall stems; flowers light pink, with wide mouths, and an almost protruding staminode with orange hairs</text:p>
          </table:table-cell>
          <table:table-cell office:value-type="string" calcext:value-type="string">
            <text:p>Anther cells dehiscing along their lengths; stems and inflorescence glabrous and glandless; leaves glaucous and thick; upper pair of leaves often clasping each other around the stem; corrollas 25-40 mm long and with a wide mou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speciosus</text:p>
          </table:table-cell>
          <table:table-cell office:value-type="string" calcext:value-type="string">
            <text:p>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wide mouth and notably narrow at the base (throat); plants generally lacking both glands and hairs throughout</text:p>
          </table:table-cell>
          <table:table-cell office:value-type="string" calcext:value-type="string">
            <text:p>Anthers cells dehiscing at both ends, but remaining closed near there point of connection; anthers glabrous (or occ. short hairy in Esmeralda Co.), anther cells 1.8 - 3 mm; corollas glabrou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3T13:01:12.761317004</dc:date>
    <meta:editing-duration>PT7H24M23S</meta:editing-duration>
    <meta:editing-cycles>60</meta:editing-cycles>
    <meta:generator>LibreOffice/7.3.7.2$Linux_X86_64 LibreOffice_project/30$Build-2</meta:generator>
    <meta:document-statistic meta:table-count="1" meta:cell-count="478" meta:object-count="0"/>
  </office:meta>
</office:document-meta>
</file>